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p text:style-name="P36"><text:span text:style-name="T14">- Air temperature<text:tab/></text:span><text:span text:style-name="T41"><text:tab/><text:tab/><text:tab/><text:tab/>+</text:span><text:span text:style-name="T14">$temp</text:span><text:span text:style-name="T41"> °</text:span><text:span text:style-name="T14">C</text:span></text:p>
      <text:p text:style-name="P36"><text:span text:style-name="T14">- Atmospheric pressure<text:tab/></text:span><text:span text:style-name="T14"><text:tab/><text:tab/><text:tab/>98,5 kPa</text:span></text:p>
      <text:p text:style-name="P36"><text:span text:style-name="T14">- Relative humidity<text:tab/><text:tab/></text:span><text:span text:style-name="T14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6">Calibration means: </text:p>
      <text:p text:style-name="P38">- $eng_facility_140$.</text:p>
      <text:list xml:id="list6142243396557715413" text:style-name="L1">
        <text:list-header>
          <text:p text:style-name="P41"><text:span text:style-name="Знак_20_примечания"><text:span text:style-name="T9"/></text:span></text:p>
        </text:list-header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12">B(R)=$1-br1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$1-fi1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12">B(R)=$1-br2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2</text:span></text:p>
            <text:p text:style-name="P13">20-100</text:p>
          </table:table-cell>
          <table:table-cell table:style-name="t1.B2" office:value-type="string">
            <text:p text:style-name="P33">ИБН-8-6</text:p>
            <text:p text:style-name="P34">N010</text:p>
            <text:p text:style-name="P32"><text:span text:style-name="T11">R=1,0 </text:span><text:span text:style-name="T12">m</text:span></text:p>
            <text:p text:style-name="P34">B(R)=$1-br3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3</text:span></text:p>
            <text:p text:style-name="P35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3">ИБН-8-6</text:p>
            <text:p text:style-name="P34">N010</text:p>
            <text:p text:style-name="P32"><text:span text:style-name="T11">R=0,5 </text:span><text:span text:style-name="T12">m</text:span></text:p>
            <text:p text:style-name="P34">B(R)=$1-br4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4</text:span></text:p>
            <text:p text:style-name="P35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0:02:15.45</dc:date>
    <meta:print-date>2019-04-03T15:18:00</meta:print-date>
    <meta:editing-cycles>151</meta:editing-cycles>
    <meta:editing-duration>PT10H48M</meta:editing-duration>
    <meta:generator>OpenOffice/4.1.6$Win32 OpenOffice.org_project/416m1$Build-9790</meta:generator>
    <meta:document-statistic meta:table-count="2" meta:image-count="1" meta:object-count="0" meta:page-count="1" meta:paragraph-count="90" meta:word-count="186" meta:character-count="1322"/>
  </office:meta>
</office:document-meta>
</file>